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2.7417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.7417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5.0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5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0635bd" officeooo:paragraph-rsid="000635bd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635bd" officeooo:paragraph-rsid="000635b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8dfbf" officeooo:paragraph-rsid="0008dfbf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635bd" officeooo:paragraph-rsid="000635bd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6b38b" officeooo:paragraph-rsid="0006b38b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8b0e2" officeooo:paragraph-rsid="0008b0e2" style:font-name-asian="Noto Sans Mono CJK SC" style:font-size-asian="10pt" style:font-weight-asian="normal" style:font-name-complex="Liberation Mono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8dfbf" officeooo:paragraph-rsid="0008dfbf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weight="normal" officeooo:rsid="000635bd" officeooo:paragraph-rsid="000635bd" style:font-weight-asian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weight="normal" officeooo:rsid="000635bd" officeooo:paragraph-rsid="0008b0e2" style:font-weight-asian="normal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weight="normal" officeooo:rsid="000635bd" officeooo:paragraph-rsid="000635bd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weight="normal" officeooo:rsid="0008b0e2" officeooo:paragraph-rsid="0008b0e2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weight="normal" officeooo:rsid="00083a2f" officeooo:paragraph-rsid="00083a2f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weight="bold" officeooo:rsid="000635bd" officeooo:paragraph-rsid="000635bd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weight="bold" officeooo:rsid="0008b0e2" officeooo:paragraph-rsid="0008b0e2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weight="bold" officeooo:rsid="0008dfbf" officeooo:paragraph-rsid="0008dfbf" style:font-weight-asian="bold" style:font-weight-complex="bold"/>
    </style:style>
    <style:style style:name="T1" style:family="text">
      <style:text-properties officeooo:rsid="0008c2db"/>
    </style:style>
    <style:style style:name="T2" style:family="text">
      <style:text-properties officeooo:rsid="00083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alytical Steam Database Specs</text:p>
      <text:p text:style-name="P8"/>
      <text:p text:style-name="P13">1: Overview</text:p>
      <text:p text:style-name="P13"/>
      <text:p text:style-name="P9">The ASL, in brief, will be an application that analyzes and renders data (as a table or graph) from Steam titles, authors, and genres (either individually or in relation to one another) <text:span text:style-name="T1">chosen at the user’s discretion.</text:span></text:p>
      <text:p text:style-name="P8"/>
      <text:p text:style-name="P13">2: Basic Statistical Operations</text:p>
      <text:p text:style-name="P13"/>
      <text:p text:style-name="P8">These operations are relatively simple to implement and/or are natively supported in a technology used by ASL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Opera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Usage</text:p>
          </table:table-cell>
        </table:table-row>
        <table:table-row>
          <table:table-cell table:style-name="Table2.A2" office:value-type="string">
            <text:p text:style-name="P4">Maximum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Minimum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Mean/Average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</table:table>
      <text:p text:style-name="P1"/>
      <text:p text:style-name="P13">3: Compound/Derived Statistical Operations</text:p>
      <text:p text:style-name="P13"/>
      <text:p text:style-name="P8">These operations are relatively simple to implement and/or are natively supported in a technology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Opera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Usage</text:p>
          </table:table-cell>
        </table:table-row>
        <table:table-row>
          <table:table-cell table:style-name="Table1.A2" office:value-type="string">
            <text:p text:style-name="P4">Rang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Mod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8"/>
      <text:p text:style-name="P13">4: Application Structure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Element</text:p>
          </table:table-cell>
          <table:table-cell table:style-name="Table3.B1" office:value-type="string">
            <text:p text:style-name="P2">Description</text:p>
          </table:table-cell>
        </table:table-row>
        <table:table-row>
          <table:table-cell table:style-name="Table3.A2" office:value-type="string">
            <text:p text:style-name="P5">Index/Landing</text:p>
          </table:table-cell>
          <table:table-cell table:style-name="Table3.B2" office:value-type="string">
            <text:p text:style-name="P5">Standard landing page for the app. It gives a brief description of the app and why it was made as well as a brief overview of its features.</text:p>
          </table:table-cell>
        </table:table-row>
        <table:table-row>
          <table:table-cell table:style-name="Table3.A2" office:value-type="string">
            <text:p text:style-name="P5">Manual</text:p>
          </table:table-cell>
          <table:table-cell table:style-name="Table3.B2" office:value-type="string">
            <text:p text:style-name="P5">Static page explaining how to use the application.</text:p>
          </table:table-cell>
        </table:table-row>
        <table:table-row>
          <table:table-cell table:style-name="Table3.A2" office:value-type="string">
            <text:p text:style-name="P6">Table Render</text:p>
          </table:table-cell>
          <table:table-cell table:style-name="Table3.B2" office:value-type="string">
            <text:p text:style-name="P6">&lt;SEE SECTION 5&gt;</text:p>
          </table:table-cell>
        </table:table-row>
        <table:table-row>
          <table:table-cell table:style-name="Table3.A2" office:value-type="string">
            <text:p text:style-name="P6">Graph Render</text:p>
          </table:table-cell>
          <table:table-cell table:style-name="Table3.B2" office:value-type="string">
            <text:p text:style-name="P6">&lt;SEE SECTION 6&gt;</text:p>
          </table:table-cell>
        </table:table-row>
      </table:table>
      <text:p text:style-name="P13"/>
      <text:p text:style-name="P14">5: Table Render</text:p>
      <text:p text:style-name="P14"/>
      <text:p text:style-name="P11">Renders data as a set of tables with attributes and sorting <text:span text:style-name="T2">decided at the user’s</text:span></text:p>
      <text:p text:style-name="P12">discretion.</text:p>
      <text:p text:style-name="P14"/>
      <text:p text:style-name="P14">6: Graph Render</text:p>
      <text:p text:style-name="P14"/>
      <text:p text:style-name="P15">7: Links/Resources</text:p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Resource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3T12:48:54.841730383</dc:date>
    <meta:editing-duration>PT4M48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1" meta:paragraph-count="36" meta:word-count="172" meta:character-count="1089" meta:non-whitespace-character-count="953"/>
  </office:meta>
</office:document-meta>
</file>